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0e1cb5"/>
    </style:style>
    <style:style style:name="P2" style:family="paragraph" style:parent-style-name="Standard">
      <style:text-properties officeooo:paragraph-rsid="000e1cb5"/>
    </style:style>
    <style:style style:name="P3" style:family="paragraph" style:parent-style-name="Heading_20_1">
      <style:text-properties fo:font-weight="bold" officeooo:paragraph-rsid="000e1cb5" style:font-weight-asian="bold" style:font-weight-complex="bold"/>
    </style:style>
    <style:style style:name="P4" style:family="paragraph" style:parent-style-name="Heading_20_2">
      <style:text-properties fo:font-weight="bold" officeooo:paragraph-rsid="000e1cb5" style:font-weight-asian="bold"/>
    </style:style>
    <style:style style:name="P5" style:family="paragraph" style:parent-style-name="Heading_20_2">
      <style:text-properties officeooo:rsid="00254f5a" officeooo:paragraph-rsid="000e1cb5"/>
    </style:style>
    <style:style style:name="P6" style:family="paragraph" style:parent-style-name="Heading_20_2">
      <style:text-properties officeooo:paragraph-rsid="000e1cb5"/>
    </style:style>
    <style:style style:name="P7" style:family="paragraph" style:parent-style-name="Standard">
      <style:text-properties officeooo:paragraph-rsid="000e1cb5"/>
    </style:style>
    <style:style style:name="P8" style:family="paragraph" style:parent-style-name="Standard">
      <style:text-properties officeooo:rsid="000fa15c" officeooo:paragraph-rsid="000fa15c"/>
    </style:style>
    <style:style style:name="P9" style:family="paragraph" style:parent-style-name="Standard">
      <style:text-properties officeooo:rsid="00104249" officeooo:paragraph-rsid="00104249"/>
    </style:style>
    <style:style style:name="P10" style:family="paragraph" style:parent-style-name="Standard">
      <style:text-properties officeooo:rsid="00127a8d" officeooo:paragraph-rsid="00127a8d"/>
    </style:style>
    <style:style style:name="P11" style:family="paragraph" style:parent-style-name="Standard">
      <style:text-properties officeooo:rsid="00137793" officeooo:paragraph-rsid="00137793"/>
    </style:style>
    <style:style style:name="P12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1cb5" officeooo:paragraph-rsid="000e1cb5" style:font-style-asian="italic" style:font-weight-asian="bold"/>
    </style:style>
    <style:style style:name="P13" style:family="paragraph" style:parent-style-name="List_20_Paragraph" style:list-style-name="WWNum1">
      <style:text-properties officeooo:paragraph-rsid="000e1cb5"/>
    </style:style>
    <style:style style:name="P14" style:family="paragraph" style:parent-style-name="List_20_Paragraph" style:list-style-name="WWNum1">
      <style:text-properties officeooo:rsid="0015d1d3" officeooo:paragraph-rsid="000e1cb5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6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8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ptember 2019 template</text:h>
      <text:h text:style-name="P4" text:outline-level="2">Table of contents<text:bookmark text:name="_GoBack"/></text:h>
      <text:list xml:id="list2568726013" text:style-name="WWNum1">
        <text:list-item>
          <text:p text:style-name="P14"><text:a xlink:type="simple" xlink:href="#Today |outline" text:style-name="Internet_20_link" text:visited-style-name="Visited_20_Internet_20_Link">today</text:a></text:p>
        </text:list-item>
        <text:list-item>
          <text:p text:style-name="P13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3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5" text:outline-level="2">Today </text:h>
      <text:p text:style-name="P1"/>
      <text:h text:style-name="P6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 </text:span><text:span text:style-name="T2">Outro is obsolete. Some references may remain, but you should always read previous documents first. Don’t take content out of context.</text:span></text:p>
      <text:p text:style-name="P8"><text:span text:style-name="T2">A</text:span><text:span text:style-name="T1">lso, make sure to read overnight and daytime notes as well for more context, along with associated dates of new image, video, and other media data, such as screenshots, reddit, </text:span><text:span text:style-name="T3">camera, and more.</text:span></text:p>
      <text:p text:style-name="P9"><text:span text:style-name="T3">T</text:span><text:span text:style-name="T1">his journal is a very advanced structure, but strives for accuracy.</text:span></text:p>
      <text:p text:style-name="P10"><text:span text:style-name="T1">Daily journaling started on September 27</text:span><text:span text:style-name="T6">th</text:span><text:span text:style-name="T1"> 2016, entries before then are backed up with date data, and </text:span><text:span text:style-name="T4">don’t cover everything yet, I am still working on archiving older data.</text:span></text:p>
      <text:p text:style-name="P11"><text:span text:style-name="T4">I</text:span><text:span text:style-name="T1">mages aren’t spammed in journaling since the </text:span><text:span text:style-name="T5">December 28</text:span><text:span text:style-name="T7">th</text:span><text:span text:style-name="T5"> 2018 document, as it became excessive. This was the worst issue in December of 2018.</text:span></text:p>
      <text:h text:style-name="P3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3:54:32.856000000</meta:creation-date>
    <dc:date>2019-08-12T16:26:45.397000000</dc:date>
    <meta:editing-duration>PT3M53S</meta:editing-duration>
    <meta:editing-cycles>9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4" meta:word-count="291" meta:character-count="1651" meta:non-whitespace-character-count="1376"/>
  </office:meta>
</office:document-meta>
</file>